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fo:font-size="12pt" officeooo:rsid="00070fa4" officeooo:paragraph-rsid="00061b24" style:font-size-asian="12pt" style:font-size-complex="12pt"/>
    </style:style>
    <style:style style:name="P2" style:family="paragraph" style:parent-style-name="Standard">
      <style:text-properties style:font-name="Ubuntu Mono" fo:font-size="12pt" officeooo:rsid="00087853" officeooo:paragraph-rsid="00087853" style:font-size-asian="12pt" style:font-size-complex="12pt"/>
    </style:style>
    <style:style style:name="P3" style:family="paragraph" style:parent-style-name="Standard">
      <style:text-properties style:font-name="Ubuntu Mono" fo:font-size="12pt" officeooo:rsid="000984ce" officeooo:paragraph-rsid="000984ce" style:font-size-asian="12pt" style:font-size-complex="12pt"/>
    </style:style>
    <style:style style:name="P4" style:family="paragraph" style:parent-style-name="Standard">
      <style:text-properties style:font-name="Ubuntu Mono" fo:font-size="12pt" officeooo:rsid="000c4b1a" officeooo:paragraph-rsid="000c4b1a" style:font-size-asian="12pt" style:font-size-complex="12pt"/>
    </style:style>
    <style:style style:name="P5" style:family="paragraph" style:parent-style-name="Standard">
      <style:text-properties style:font-name="Ubuntu Mono" fo:font-size="12pt" officeooo:rsid="001792dd" officeooo:paragraph-rsid="001792dd" style:font-size-asian="12pt" style:font-size-complex="12pt"/>
    </style:style>
    <style:style style:name="P6" style:family="paragraph" style:parent-style-name="Standard">
      <style:text-properties style:font-name="Ubuntu Mono" fo:font-size="12pt" officeooo:rsid="001ae41d" officeooo:paragraph-rsid="001ae41d" style:font-size-asian="12pt" style:font-size-complex="12pt"/>
    </style:style>
    <style:style style:name="P7" style:family="paragraph" style:parent-style-name="Standard">
      <style:text-properties style:font-name="Ubuntu Mono" fo:font-size="12pt" officeooo:rsid="001cda1d" officeooo:paragraph-rsid="001cda1d" style:font-size-asian="12pt" style:font-size-complex="12pt"/>
    </style:style>
    <style:style style:name="P8" style:family="paragraph" style:parent-style-name="Standard">
      <style:text-properties style:font-name="Ubuntu Mono" fo:font-size="12pt" officeooo:rsid="00204d95" officeooo:paragraph-rsid="00204d95" style:font-size-asian="12pt" style:font-size-complex="12pt"/>
    </style:style>
    <style:style style:name="P9" style:family="paragraph" style:parent-style-name="Standard">
      <style:text-properties style:font-name="Ubuntu Mono" fo:font-size="12pt" officeooo:rsid="003d48f9" officeooo:paragraph-rsid="003d48f9" style:font-size-asian="12pt" style:font-size-complex="12pt"/>
    </style:style>
    <style:style style:name="P10" style:family="paragraph" style:parent-style-name="Standard">
      <style:text-properties style:font-name="Ubuntu Mono" fo:font-size="12pt" officeooo:rsid="003d48f9" officeooo:paragraph-rsid="00430f4f" style:font-size-asian="12pt" style:font-size-complex="12pt"/>
    </style:style>
    <style:style style:name="P11" style:family="paragraph" style:parent-style-name="Standard">
      <style:text-properties style:font-name="Ubuntu Mono" fo:font-size="12pt" officeooo:rsid="003d48f9" officeooo:paragraph-rsid="00449a80" style:font-size-asian="12pt" style:font-size-complex="12pt"/>
    </style:style>
    <style:style style:name="P12" style:family="paragraph" style:parent-style-name="Standard">
      <style:text-properties style:font-name="Ubuntu Mono" fo:font-size="12pt" officeooo:rsid="003d48f9" officeooo:paragraph-rsid="004a3627" style:font-size-asian="12pt" style:font-size-complex="12pt"/>
    </style:style>
    <style:style style:name="P13" style:family="paragraph" style:parent-style-name="Standard">
      <style:text-properties fo:color="#2a6099" style:font-name="Ubuntu Mono" fo:font-size="12pt" fo:font-weight="bold" officeooo:rsid="00222bb3" officeooo:paragraph-rsid="00222bb3" style:font-size-asian="12pt" style:font-weight-asian="bold" style:font-size-complex="12pt" style:font-weight-complex="bold"/>
    </style:style>
    <style:style style:name="P14" style:family="paragraph" style:parent-style-name="Standard" style:list-style-name="L1">
      <style:text-properties style:font-name="Ubuntu Mono" fo:font-size="12pt" officeooo:rsid="0009e572" officeooo:paragraph-rsid="0009e572" style:font-size-asian="12pt" style:font-size-complex="12pt"/>
    </style:style>
    <style:style style:name="P15" style:family="paragraph" style:parent-style-name="Standard" style:list-style-name="L2">
      <style:text-properties style:font-name="Ubuntu Mono" fo:font-size="12pt" officeooo:rsid="000bb16e" officeooo:paragraph-rsid="000bb16e" style:font-size-asian="12pt" style:font-size-complex="12pt"/>
    </style:style>
    <style:style style:name="P16" style:family="paragraph" style:parent-style-name="Standard" style:list-style-name="L1">
      <style:text-properties style:font-name="Ubuntu Mono" fo:font-size="12pt" officeooo:rsid="000c4b1a" officeooo:paragraph-rsid="000c4b1a" style:font-size-asian="12pt" style:font-size-complex="12pt"/>
    </style:style>
    <style:style style:name="P17" style:family="paragraph" style:parent-style-name="Standard" style:list-style-name="L3">
      <style:text-properties style:font-name="Ubuntu Mono" fo:font-size="12pt" officeooo:rsid="001ae41d" officeooo:paragraph-rsid="001ae41d" style:font-size-asian="12pt" style:font-size-complex="12pt"/>
    </style:style>
    <style:style style:name="P18" style:family="paragraph" style:parent-style-name="Standard" style:list-style-name="L4">
      <style:text-properties style:font-name="Ubuntu Mono" fo:font-size="12pt" officeooo:rsid="001cda1d" officeooo:paragraph-rsid="001cda1d" style:font-size-asian="12pt" style:font-size-complex="12pt"/>
    </style:style>
    <style:style style:name="P19" style:family="paragraph" style:parent-style-name="Standard" style:list-style-name="L4">
      <style:text-properties style:font-name="Ubuntu Mono" fo:font-size="12pt" officeooo:rsid="00204d95" officeooo:paragraph-rsid="00204d95" style:font-size-asian="12pt" style:font-size-complex="12pt"/>
    </style:style>
    <style:style style:name="P20" style:family="paragraph" style:parent-style-name="Standard">
      <style:text-properties style:font-name="Ubuntu Mono" fo:font-size="12pt" officeooo:rsid="003d48f9" officeooo:paragraph-rsid="003d48f9" style:font-size-asian="12pt" style:font-size-complex="12pt"/>
    </style:style>
    <style:style style:name="P21" style:family="paragraph" style:parent-style-name="Standard" style:list-style-name="L8">
      <style:text-properties style:font-name="Ubuntu Mono" fo:font-size="12pt" officeooo:rsid="003d48f9" officeooo:paragraph-rsid="003d48f9" style:font-size-asian="12pt" style:font-size-complex="12pt"/>
    </style:style>
    <style:style style:name="P22" style:family="paragraph" style:parent-style-name="Standard" style:list-style-name="L8">
      <style:text-properties style:font-name="Ubuntu Mono" fo:font-size="12pt" officeooo:rsid="003d48f9" officeooo:paragraph-rsid="006989b8" style:font-size-asian="12pt" style:font-size-complex="12pt"/>
    </style:style>
    <style:style style:name="P23" style:family="paragraph" style:parent-style-name="Standard" style:list-style-name="L9">
      <style:text-properties style:font-name="Ubuntu Mono" fo:font-size="12pt" officeooo:rsid="003d48f9" officeooo:paragraph-rsid="003d48f9" style:font-size-asian="12pt" style:font-size-complex="12pt"/>
    </style:style>
    <style:style style:name="P24" style:family="paragraph" style:parent-style-name="Standard">
      <style:text-properties style:font-name="Ubuntu Mono" fo:font-size="12pt" officeooo:rsid="003d48f9" officeooo:paragraph-rsid="00678e44" style:font-size-asian="12pt" style:font-size-complex="12pt"/>
    </style:style>
    <style:style style:name="P25" style:family="paragraph" style:parent-style-name="Standard">
      <style:text-properties style:font-name="Ubuntu Mono" fo:font-size="12pt" officeooo:rsid="003d48f9" officeooo:paragraph-rsid="006989b8" style:font-size-asian="12pt" style:font-size-complex="12pt"/>
    </style:style>
    <style:style style:name="P26" style:family="paragraph" style:parent-style-name="Standard">
      <style:text-properties style:font-name="Ubuntu Mono" fo:font-size="12pt" officeooo:rsid="003d48f9" officeooo:paragraph-rsid="004a3627" style:font-size-asian="12pt" style:font-size-complex="12pt"/>
    </style:style>
    <style:style style:name="P27" style:family="paragraph" style:parent-style-name="Standard" style:list-style-name="L12">
      <style:text-properties style:font-name="Ubuntu Mono" fo:font-size="12pt" officeooo:rsid="003d48f9" officeooo:paragraph-rsid="006989b8" style:font-size-asian="12pt" style:font-size-complex="12pt"/>
    </style:style>
    <style:style style:name="P28" style:family="paragraph" style:parent-style-name="Standard" style:list-style-name="L5">
      <style:text-properties style:font-name="Ubuntu Mono" fo:font-size="12pt" officeooo:rsid="00568912" officeooo:paragraph-rsid="00568912" style:font-size-asian="12pt" style:font-size-complex="12pt"/>
    </style:style>
    <style:style style:name="P29" style:family="paragraph" style:parent-style-name="Standard" style:list-style-name="L5">
      <style:text-properties style:font-name="Ubuntu Mono" fo:font-size="12pt" officeooo:rsid="005858b9" officeooo:paragraph-rsid="005858b9" style:font-size-asian="12pt" style:font-size-complex="12pt"/>
    </style:style>
    <style:style style:name="P30" style:family="paragraph" style:parent-style-name="Standard" style:list-style-name="L5">
      <style:text-properties style:font-name="Ubuntu Mono" fo:font-size="12pt" officeooo:rsid="0059dbf9" officeooo:paragraph-rsid="0059dbf9" style:font-size-asian="12pt" style:font-size-complex="12pt"/>
    </style:style>
    <style:style style:name="P31" style:family="paragraph" style:parent-style-name="Standard" style:list-style-name="L5">
      <style:text-properties style:font-name="Ubuntu Mono" fo:font-size="12pt" officeooo:rsid="005d26e4" officeooo:paragraph-rsid="005d26e4" style:font-size-asian="12pt" style:font-size-complex="12pt"/>
    </style:style>
    <style:style style:name="P32" style:family="paragraph" style:parent-style-name="Standard" style:list-style-name="L5">
      <style:text-properties style:font-name="Ubuntu Mono" fo:font-size="12pt" officeooo:rsid="006151b9" officeooo:paragraph-rsid="006151b9" style:font-size-asian="12pt" style:font-size-complex="12pt"/>
    </style:style>
    <style:style style:name="P33" style:family="paragraph" style:parent-style-name="Standard" style:list-style-name="L5">
      <style:text-properties style:font-name="Ubuntu Mono" fo:font-size="12pt" officeooo:rsid="0064f771" officeooo:paragraph-rsid="0064f771" style:font-size-asian="12pt" style:font-size-complex="12pt"/>
    </style:style>
    <style:style style:name="P34" style:family="paragraph" style:parent-style-name="Standard" style:list-style-name="L10">
      <style:text-properties style:font-name="Ubuntu Mono" fo:font-size="12pt" officeooo:rsid="00678e44" officeooo:paragraph-rsid="00678e44" style:font-size-asian="12pt" style:font-size-complex="12pt"/>
    </style:style>
    <style:style style:name="P35" style:family="paragraph" style:parent-style-name="Standard" style:list-style-name="L11">
      <style:text-properties style:font-name="Ubuntu Mono" fo:font-size="12pt" officeooo:rsid="00678e44" officeooo:paragraph-rsid="00678e44" style:font-size-asian="12pt" style:font-size-complex="12pt"/>
    </style:style>
    <style:style style:name="P36" style:family="paragraph" style:parent-style-name="Standard">
      <style:text-properties fo:color="#2a6099" style:font-name="Ubuntu Mono" fo:font-size="12pt" fo:font-weight="bold" officeooo:rsid="0052b0a4" officeooo:paragraph-rsid="0052b0a4" style:font-size-asian="12pt" style:font-weight-asian="bold" style:font-size-complex="12pt" style:font-weight-complex="bold"/>
    </style:style>
    <style:style style:name="P37" style:family="paragraph" style:parent-style-name="Standard">
      <style:text-properties fo:color="#ce181e" style:font-name="Ubuntu Mono" fo:font-size="12pt" officeooo:rsid="001f9614" officeooo:paragraph-rsid="00678e44" style:font-size-asian="12pt" style:font-size-complex="12pt"/>
    </style:style>
    <style:style style:name="P38" style:family="paragraph" style:parent-style-name="Standard">
      <style:text-properties fo:color="#d62e4e" style:font-name="Ubuntu Mono" fo:font-size="12pt" officeooo:rsid="003d48f9" officeooo:paragraph-rsid="006989b8" style:font-size-asian="12pt" style:font-size-complex="12pt"/>
    </style:style>
    <style:style style:name="T1" style:family="text">
      <style:text-properties fo:color="#ce181e"/>
    </style:style>
    <style:style style:name="T2" style:family="text">
      <style:text-properties fo:color="#ce181e" officeooo:rsid="001f9614"/>
    </style:style>
    <style:style style:name="T3" style:family="text">
      <style:text-properties fo:color="#ce181e" officeooo:rsid="00430f4f"/>
    </style:style>
    <style:style style:name="T4" style:family="text">
      <style:text-properties fo:color="#ce181e" officeooo:rsid="00681878"/>
    </style:style>
    <style:style style:name="T5" style:family="text">
      <style:text-properties officeooo:rsid="00080430"/>
    </style:style>
    <style:style style:name="T6" style:family="text">
      <style:text-properties officeooo:rsid="000e5806"/>
    </style:style>
    <style:style style:name="T7" style:family="text">
      <style:text-properties officeooo:rsid="000f7df0"/>
    </style:style>
    <style:style style:name="T8" style:family="text">
      <style:text-properties officeooo:rsid="00102a99"/>
    </style:style>
    <style:style style:name="T9" style:family="text">
      <style:text-properties officeooo:rsid="001141c1"/>
    </style:style>
    <style:style style:name="T10" style:family="text">
      <style:text-properties officeooo:rsid="0012dbe3"/>
    </style:style>
    <style:style style:name="T11" style:family="text">
      <style:text-properties officeooo:rsid="00146491"/>
    </style:style>
    <style:style style:name="T12" style:family="text">
      <style:text-properties officeooo:rsid="001f9614"/>
    </style:style>
    <style:style style:name="T13" style:family="text">
      <style:text-properties officeooo:rsid="0021c647"/>
    </style:style>
    <style:style style:name="T14" style:family="text">
      <style:text-properties officeooo:rsid="00430f4f"/>
    </style:style>
    <style:style style:name="T15" style:family="text">
      <style:text-properties officeooo:rsid="004a3627"/>
    </style:style>
    <style:style style:name="T16" style:family="text">
      <style:text-properties officeooo:rsid="005045e1"/>
    </style:style>
    <style:style style:name="T17" style:family="text">
      <style:text-properties officeooo:rsid="0051310e"/>
    </style:style>
    <style:style style:name="T18" style:family="text">
      <style:text-properties officeooo:rsid="00579d82"/>
    </style:style>
    <style:style style:name="T19" style:family="text">
      <style:text-properties officeooo:rsid="003d48f9"/>
    </style:style>
    <style:style style:name="T20" style:family="text">
      <style:text-properties officeooo:rsid="005ba1af"/>
    </style:style>
    <style:style style:name="T21" style:family="text">
      <style:text-properties officeooo:rsid="005d6f85"/>
    </style:style>
    <style:style style:name="T22" style:family="text">
      <style:text-properties officeooo:rsid="006337c2"/>
    </style:style>
    <style:style style:name="T23" style:family="text">
      <style:text-properties officeooo:rsid="006634fa"/>
    </style:style>
    <style:style style:name="T24" style:family="text">
      <style:text-properties officeooo:rsid="00678e44"/>
    </style:style>
    <style:style style:name="T25" style:family="text">
      <style:text-properties officeooo:rsid="00681878"/>
    </style:style>
    <style:style style:name="T26" style:family="text">
      <style:text-properties officeooo:rsid="006b7ae6"/>
    </style:style>
    <style:style style:name="T27" style:family="text">
      <style:text-properties fo:color="#d62e4e"/>
    </style:style>
    <style:style style:name="T28" style:family="text">
      <style:text-properties fo:color="#d62e4e" officeooo:rsid="006b7a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croservice Architecture</text:span> is one of the best ways for designing software applications that used in last few years. They are deployable services.</text:p>
      <text:p text:style-name="P1"/>
      <text:p text:style-name="P1"><text:span text:style-name="T1">Microservice Architecture Style </text:span>is an approach to developing a single application as a suite of small services.</text:p>
      <text:p text:style-name="P1"/>
      <text:p text:style-name="P1"/>
      <text:p text:style-name="P1">Each small service running in its own process and communicating with HTTP resource API. These services are built around business capabilities and independently de<text:span text:style-name="T6">p</text:span>loyable and they can be written <text:span text:style-name="T5">in</text:span> different programming languages, <text:span text:style-name="T5">also they can use different data storage technologies, also be managed by different teams.</text:span></text:p>
      <text:p text:style-name="P1"/>
      <text:p text:style-name="P2">To understand and explain the microservices, it is useful <text:span text:style-name="T7">that </text:span>to compare it <text:span text:style-name="T7">with</text:span> monolith style. Monolith application built as a single unit.</text:p>
      <text:p text:style-name="P2"/>
      <text:p text:style-name="P3"><text:span text:style-name="T1">Enterprise application </text:span>builds in three main parts.</text:p>
      <text:list xml:id="list1676183521" text:style-name="L1">
        <text:list-item>
          <text:p text:style-name="P14">Client-side – user interface</text:p>
        </text:list-item>
      </text:list>
      <text:list xml:id="list2021953372" text:style-name="L2">
        <text:list-item>
          <text:list>
            <text:list-item>
              <text:p text:style-name="P15">consisting of HTML pages, some js running in <text:span text:style-name="T8">the </text:span>browser on user’s machine.</text:p>
            </text:list-item>
          </text:list>
        </text:list-item>
      </text:list>
      <text:list xml:id="list25847421213388" text:continue-list="list1676183521" text:style-name="L1">
        <text:list-item>
          <text:p text:style-name="P14">Databases</text:p>
          <text:list>
            <text:list-item>
              <text:p text:style-name="P16">consisting of many table<text:span text:style-name="T10">s</text:span> inserted, relations between tables, database management systems.</text:p>
            </text:list-item>
          </text:list>
        </text:list-item>
        <text:list-item>
          <text:p text:style-name="P14">Server-side application </text:p>
          <text:list>
            <text:list-item>
              <text:p text:style-name="P16">handle HTTP requests, execute domain logic, retrieve and update data from <text:span text:style-name="T9">the </text:span>database, and select HTML views and send them to the browser. <text:span text:style-name="T11">The server-side application is a monolith.</text:span></text:p>
            </text:list-item>
          </text:list>
        </text:list-item>
      </text:list>
      <text:p text:style-name="P4"/>
      <text:p text:style-name="P5">Microservice Architecture Style is not novel nor innovative. Its roots go back at least to design principles of the Unix.</text:p>
      <text:p text:style-name="P5"/>
      <text:p text:style-name="P5"/>
      <text:p text:style-name="P6">In monolithic application</text:p>
      <text:list xml:id="list3321228836" text:style-name="L3">
        <text:list-item>
          <text:p text:style-name="P17">All functions are used under one process.</text:p>
        </text:list-item>
        <text:list-item>
          <text:p text:style-name="P17">Has a centralized structure.</text:p>
        </text:list-item>
        <text:list-item>
          <text:p text:style-name="P17">It is easy to deploy. But after developing the application it will be risky.</text:p>
        </text:list-item>
      </text:list>
      <text:p text:style-name="P6"/>
      <text:p text:style-name="P7">Microservices</text:p>
      <text:list xml:id="list1867241816" text:style-name="L4">
        <text:list-item>
          <text:p text:style-name="P18"><text:span text:style-name="T2">Development:</text:span><text:span text:style-name="T12"> You c</text:span>an use more technologies for the system.</text:p>
        </text:list-item>
        <text:list-item>
          <text:p text:style-name="P18"><text:span text:style-name="T2">Data:</text:span><text:span text:style-name="T12"> D</text:span>atabase management may be different.</text:p>
        </text:list-item>
        <text:list-item>
          <text:p text:style-name="P18"><text:span text:style-name="T2">Business:</text:span><text:span text:style-name="T12"> D</text:span>eeds can be developed separately from each other</text:p>
        </text:list-item>
        <text:list-item>
          <text:p text:style-name="P19"><text:span text:style-name="T1">Deployment:</text:span> <text:span text:style-name="T13">I</text:span>ndependently, can be deployed at any time</text:p>
        </text:list-item>
      </text:list>
      <text:p text:style-name="P8"/>
      <text:p text:style-name="P13">Characteristics of Micro services?</text:p>
      <text:list xml:id="list2049409857" text:style-name="L5">
        <text:list-item>
          <text:p text:style-name="P28"><text:span text:style-name="T2">Decentralized:</text:span> Each micro service can be written using different programming languages. <text:span text:style-name="T18">Each of them has own data models.</text:span></text:p>
        </text:list-item>
        <text:list-item>
          <text:p text:style-name="P29">Independent: Each <text:s/><text:span text:style-name="T19">service is developed and deployed independently from all the other services.</text:span></text:p>
        </text:list-item>
        <text:list-item>
          <text:p text:style-name="P30"><text:span text:style-name="T4">Do</text:span><text:span text:style-name="T2"> one thing well:</text:span> Each micro service component is designed for a set of the capabilities and focuses on a specific domain. <text:span text:style-name="T20">If the component is complex then the service can be split into two or more services.</text:span></text:p>
        </text:list-item>
        <text:list-item>
          <text:p text:style-name="P31"><text:span text:style-name="T2">Polyglot:</text:span> <text:span text:style-name="T21">You are not forced use one thing for all micro services. Micro service architecture does not follow “one size fits all” approach. Teams are freedom to choose the best tool for their specific problems. They can use different programming languages, operating systems, tools, data stores and etc.</text:span></text:p>
        </text:list-item>
        <text:list-item>
          <text:p text:style-name="P32"><text:span text:style-name="T2">Black box:</text:span> Micro service components are designed as a black boxes. <text:span text:style-name="T22">They hide all details from the other components. They can communicate each other using APIs.</text:span></text:p>
        </text:list-item>
        <text:list-item>
          <text:p text:style-name="P33"><text:soft-page-break/><text:span text:style-name="T2">You build it, you run it:</text:span> <text:span text:style-name="T23">Typically, each team is responsible for building operating, maintaining the service in production. This principle is also known as DevOps. </text:span></text:p>
        </text:list-item>
      </text:list>
      <text:p text:style-name="P9"/>
      <text:p text:style-name="P24"/>
      <text:p text:style-name="P37">Pros</text:p>
      <text:list xml:id="list3448355441" text:style-name="L10">
        <text:list-item>
          <text:p text:style-name="P34">Easier to test</text:p>
        </text:list-item>
        <text:list-item>
          <text:p text:style-name="P34">Easier to deploy</text:p>
        </text:list-item>
        <text:list-item>
          <text:p text:style-name="P34">Easier to monitor</text:p>
        </text:list-item>
        <text:list-item>
          <text:p text:style-name="P34">Can be versioned independently</text:p>
        </text:list-item>
        <text:list-item>
          <text:p text:style-name="P34">Are less available for large failures</text:p>
        </text:list-item>
      </text:list>
      <text:p text:style-name="P24"/>
      <text:p text:style-name="P37">Cons</text:p>
      <text:list xml:id="list748759258" text:style-name="L11">
        <text:list-item>
          <text:p text:style-name="P35">Are harder to monitor. Thousands of instance running together.</text:p>
        </text:list-item>
        <text:list-item>
          <text:p text:style-name="P35">Need good documentation / discovery tools.</text:p>
        </text:list-item>
        <text:list-item>
          <text:p text:style-name="P35">Create increased latency. Lots of the services calling other services.</text:p>
        </text:list-item>
      </text:list>
      <text:p text:style-name="P9"/>
      <text:p text:style-name="P9"/>
      <text:p text:style-name="P9"/>
      <text:p text:style-name="P9"/>
      <text:p text:style-name="P36">What is squads and tribes in Spotify?</text:p>
      <text:p text:style-name="P25">When it comes to being successful as an organization and managing projects, look no further than music streaming service Spotify. The company had been growing rapidly since 2006 and soon faced the challenge of how to coordinate 30 teams in three cities. As a response, it broke up its organization into micro-units called <text:span text:style-name="T1">squads</text:span>. Squads are agile teams that develop individual functions of a product and then integrate them. Those small units boost efficiency, promote the free flow of information and constant learning. The squads are part of larger entities called <text:span text:style-name="T1">tribes</text:span> which emerge around topics.</text:p>
      <text:p text:style-name="P9"/>
      <text:p text:style-name="P9"/>
      <text:p text:style-name="P9"/>
      <text:p text:style-name="P10">In software testing, <text:span text:style-name="T1">fault injection </text:span>is a technique for improving a test coverage by giving errors to test code paths in custom error handling codes that otherwise may be rarely followed. It is frequently used in stress testing. </text:p>
      <text:p text:style-name="P10"/>
      <text:p text:style-name="P10"><text:span text:style-name="T1">GitHub </text:span>is a website and cloud-based service that helps developers store and manage their code, as well as track and control changes to their code.</text:p>
      <text:p text:style-name="P10"/>
      <text:p text:style-name="P11">Specifically, <text:span text:style-name="T3">Git</text:span> is a distributed version control system, which means that the entire codebase and history is available on every developer’s computer, which allows for easy branching and merging.</text:p>
      <text:p text:style-name="P10"/>
      <text:p text:style-name="P10"><text:span text:style-name="T3">Git</text:span> is a free and open source distributed control system designed to handle everything from small to large projects quickly and efficiently. </text:p>
      <text:p text:style-name="P10"/>
      <text:p text:style-name="P10"><text:span text:style-name="T3">Git</text:span> is the most commonly used version control system today and is quickly becoming the standard for version control. <text:span text:style-name="T14">Git</text:span> is a distributed version control system, meaning your local copy of the code is a complete version control repository. These fully-functional local repositories make it is easy to work offline or remotely. You commit your work locally, and then sync your copy of the repository with the copy on the server. This paradigm differs from centralized version control where clients must synchronize code with a server before creating new versions of code.</text:p>
      <text:p text:style-name="P10"/>
      <text:p text:style-name="P12"><text:span text:style-name="T1">Flask</text:span> is a micro web framework written in Python. It is classified as a micro framework because it does not require particular tools or libraries. <text:span text:style-name="T15">It </text:span>allow<text:span text:style-name="T15">s</text:span> you to build a web application.</text:p>
      <text:p text:style-name="P12"/>
      <text:p text:style-name="P12"><text:soft-page-break/><text:span text:style-name="T1">MVC</text:span> is a software architecture - the structure of the system - that separates domain/application/business logic from the rest of the user interface. It does this by separating the application into three parts: the model, the view, and the controller.</text:p>
      <text:p text:style-name="P12"/>
      <text:p text:style-name="P12">We need a task manager to run some commands periodically. With <text:span text:style-name="T1">Celery</text:span>, it is easy to manage tasks, less interfere with the server in deployment processes, and it is possible to set times for execution from the admin panel.</text:p>
      <text:p text:style-name="P12">We can simplify the definition of the API; is an interface created by a program to communicate with other programs.</text:p>
      <text:p text:style-name="P12"/>
      <text:p text:style-name="P12">For example, a site has several types of interfaces. When we enter the address of our browser and see the <text:span text:style-name="T16">HTML view</text:span> that you see. <text:span text:style-name="T16">W</text:span>hen <text:span text:style-name="T16">we </text:span>send the HTTP request <text:span text:style-name="T16">with parameters</text:span>, <text:span text:style-name="T16">we</text:span> <text:span text:style-name="T16">get the result as a </text:span>JSON format.</text:p>
      <text:p text:style-name="P12"/>
      <text:p text:style-name="P12">Using the Swagger <text:span text:style-name="T1">OpenAPI</text:span> standard, we can share our APIs in a common language in a format that both people and machines will understand. When people look at your Open API contracts, they can understand what the service content is. Another feature of Swagger is that it can automatically generate documentation from service contracts <text:span text:style-name="T17">written</text:span> in YAML or JSON format.</text:p>
      <text:p text:style-name="P12"/>
      <text:p text:style-name="P12"/>
      <text:p text:style-name="P12"/>
      <text:p text:style-name="P12"/>
      <text:p text:style-name="P38">Top Advantages <text:span text:style-name="T26">Micro </text:span><text:span text:style-name="T1">services</text:span></text:p>
      <text:list xml:id="list3703618345" text:style-name="L8">
        <text:list-item>
          <text:p text:style-name="P22"><text:span text:style-name="T27">INDEPENDENT</text:span> – An advantage to a micro services architecture is that each service is developed and deployed independently from all the other services. This means that for an update in any part of the system you do not need to get the entire application, you will make changes in the selected area and update only this part. Therefore, you don't waste your time and make deployment process safely.</text:p>
        </text:list-item>
        <text:list-item>
          <text:p text:style-name="P22"><text:span text:style-name="T27">TARGETED</text:span> – Similarly, just as services are developed independently, a microservices architecture makes it easier for different parts of an application to be implemented using different languages. This is desirable when a particular language is better suited or targeted at a given task.</text:p>
        </text:list-item>
        <text:list-item>
          <text:p text:style-name="P22"><text:span text:style-name="T27">FLEXIBLE</text:span> – Because all communication takes place over the network, not in the same in-memory process, there is more flexibility about how each endpoint occurs.</text:p>
        </text:list-item>
        <text:list-item>
          <text:p text:style-name="P22"><text:span text:style-name="T27">ROBUST</text:span> – Applications that use micro service architecture are more robust as a whole. If there is a loose connection between services, if any service fails, there’s a greater chance the application as a whole can continue to provide value to users.</text:p>
        </text:list-item>
      </text:list>
      <text:p text:style-name="P38">Top Disadvantages</text:p>
      <text:list xml:id="list1852565358" text:style-name="L12">
        <text:list-item>
          <text:p text:style-name="P27"><text:span text:style-name="T27">REFACTORING</text:span> – Refactoring an application across multiple services is much harder than refactoring a monolith and any interface changes will need to be coordinated between all the affected teams. Suddenly, using different languages for different components does not seem like such a benefit when functionality from one service has to be ported over to another.</text:p>
        </text:list-item>
        <text:list-item>
          <text:p text:style-name="P27"><text:span text:style-name="T27">COMPLEXITY</text:span> – As it was previously stated, splitting an application into multiple independent services generates more artifacts to manage with potentially diverse deployment processes. This can increase the complexity of deploying the entire application at once.</text:p>
        </text:list-item>
        <text:list-item>
          <text:p text:style-name="P27"><text:span text:style-name="T27">PERFORMANCE</text:span> – Another area potentially impacted is overall performance. Communication over a network is considerably slower than in memory. For many applications, this may be negligible, particularly as network speeds improve, but it’s clearly something that should be taken into conside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8:10:07.090617628</meta:creation-date>
    <dc:date>2019-01-18T02:58:45.822929315</dc:date>
    <meta:editing-duration>PT3H4M1S</meta:editing-duration>
    <meta:editing-cycles>97</meta:editing-cycles>
    <meta:generator>LibreOffice/6.1.2.1$Linux_X86_64 LibreOffice_project/10$Build-1</meta:generator>
    <meta:document-statistic meta:table-count="0" meta:image-count="0" meta:object-count="0" meta:page-count="3" meta:paragraph-count="60" meta:word-count="1360" meta:character-count="8460" meta:non-whitespace-character-count="7181"/>
  </office:meta>
</office:document-meta>
</file>